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Server.BeanShellServer( int port ,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ShellServer.getprop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Server.setprop( String s ,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Server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eanShellServer.BeanShell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